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" svg:font-family="Monosp"/>
    <style:font-face style:name="Bitstream Vera Sans Mono" svg:font-family="'Bitstream Vera Sans Mono'" style:font-family-generic="modern" style:font-pitch="fixed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header>
                <text:p/>
              </text:list-header>
              <text:list-item>
                <text:p>Dlkfsdkflj</text:p>
                <text:list>
                  <text:list-item>
                    <text:p>Sdlkfjsdfklj</text:p>
                    <text:list>
                      <text:list-item>
                        <text:p>Sdslkjsdlkflkj</text:p>
                      </text:list-item>
                      <text:list-item>
                        <text:p>Sdjslkdfj</text:p>
                      </text:list-item>
                      <text:list-item>
                        <text:p>sldsksjfslk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" svg:font-family="Monosp"/>
    <style:font-face style:name="Bitstream Vera Sans Mono" svg:font-family="'Bitstream Vera Sans Mono'" style:font-family-generic="modern" style:font-pitch="fixed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color="#2a6099" fo:font-size="24pt" fo:background-color="transparen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 Extra Bold" fo:font-family="'Cantarell Extra Bold'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Bitstream Vera Sans Mono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presentation:footer/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8:56:02.481745136</meta:creation-date>
    <meta:generator>LibreOffice/6.4.4.2$Linux_X86_64 LibreOffice_project/40$Build-2</meta:generator>
    <dc:date>2020-05-30T09:01:54.792951470</dc:date>
    <meta:editing-duration>PT5M52S</meta:editing-duration>
    <meta:editing-cycles>2</meta:editing-cycles>
    <meta:document-statistic meta:object-count="30"/>
  </office:meta>
</office:document-meta>
</file>